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01.54pt"/>
    </style:style>
    <style:style style:name="co4" style:family="table-column">
      <style:table-column-properties fo:break-before="auto" style:column-width="8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cc99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26">
      <style:table-cell-properties fo:background-color="#ffcc99"/>
    </style:style>
  </office:automatic-styles>
  <office:body>
    <office:spreadsheet>
      <table:calculation-settings table:automatic-find-labels="false" table:use-regular-expressions="false" table:use-wildcards="true"/>
      <table:table table:name="File 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number-columns-repeated="1021" table:default-cell-style-name="Default"/>
        <table:table-row table:style-name="ro1">
          <table:table-cell table:style-name="ce2"/>
          <table:table-cell table:style-name="ce2" office:value-type="string" calcext:value-type="string">
            <text:p>Jar w/deps size, bytes</text:p>
          </table:table-cell>
          <table:table-cell table:style-name="ce5" office:value-type="string" calcext:value-type="string">
            <text:p>Jar w/deps size, KB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47390" calcext:value-type="float">
            <text:p>47390</text:p>
          </table:table-cell>
          <table:table-cell table:style-name="ce6" table:formula="of:=[.B2]/1024" office:value-type="float" office:value="46.279296875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ne DI</text:p>
          </table:table-cell>
          <table:table-cell office:value-type="float" office:value="80517" calcext:value-type="float">
            <text:p>80517</text:p>
          </table:table-cell>
          <table:table-cell table:style-name="ce6" table:formula="of:=[.B3]/1024" office:value-type="float" office:value="78.6298828125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tique 2</text:p>
          </table:table-cell>
          <table:table-cell office:value-type="float" office:value="2582449" calcext:value-type="float">
            <text:p>2582449</text:p>
          </table:table-cell>
          <table:table-cell table:style-name="ce6" table:formula="of:=[.B4]/1024" office:value-type="float" office:value="2521.9228515625" calcext:value-type="float">
            <text:p>25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ce</text:p>
          </table:table-cell>
          <table:table-cell office:value-type="float" office:value="3871730" calcext:value-type="float">
            <text:p>3871730</text:p>
          </table:table-cell>
          <table:table-cell table:style-name="ce6" table:formula="of:=[.B5]/1024" office:value-type="float" office:value="3780.986328125" calcext:value-type="float">
            <text:p>37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WebBeans</text:p>
          </table:table-cell>
          <table:table-cell office:value-type="float" office:value="1377687" calcext:value-type="float">
            <text:p>1377687</text:p>
          </table:table-cell>
          <table:table-cell table:style-name="ce6" table:formula="of:=[.B6]/1024" office:value-type="float" office:value="1345.3974609375" calcext:value-type="float">
            <text:p>1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4048691" calcext:value-type="float">
            <text:p>4048691</text:p>
          </table:table-cell>
          <table:table-cell table:style-name="ce6" table:formula="of:=[.B7]/1024" office:value-type="float" office:value="3953.7998046875" calcext:value-type="float">
            <text:p>39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float" office:value="8011330" calcext:value-type="float">
            <text:p>8011330</text:p>
          </table:table-cell>
          <table:table-cell table:style-name="ce6" table:formula="of:=[.B8]/1024" office:value-type="float" office:value="7823.564453125" calcext:value-type="float">
            <text:p>7824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 Times" table:style-name="ta1"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style-name="ce2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5" office:value-type="string" calcext:value-type="string">
            <text:p>Average, 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table:style-name="ce8" table:formula="of:=AVERAGE([.B2:.D2])" office:value-type="float" office:value="0.103666666666667" calcext:value-type="float">
            <text:p>0.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yenne DI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table:style-name="ce8" table:formula="of:=AVERAGE([.B3:.D3])" office:value-type="float" office:value="0.119666666666667" calcext:value-type="float">
            <text:p>0.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tique 2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table:style-name="ce8" table:formula="of:=AVERAGE([.B4:.D4])" office:value-type="float" office:value="0.244333333333333" calcext:value-type="float">
            <text:p>0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ice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6" calcext:value-type="float">
            <text:p>0.326</text:p>
          </table:table-cell>
          <table:table-cell table:style-name="ce8" table:formula="of:=AVERAGE([.B5:.D5])" office:value-type="float" office:value="0.327666666666667" calcext:value-type="float">
            <text:p>0.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WebBeans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" calcext:value-type="float">
            <text:p>0.38</text:p>
          </table:table-cell>
          <table:table-cell table:style-name="ce8" table:formula="of:=AVERAGE([.B6:.D6])"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7" calcext:value-type="float">
            <text:p>0.357</text:p>
          </table:table-cell>
          <table:table-cell table:style-name="ce8" table:formula="of:=AVERAGE([.B7:.D7])" office:value-type="float" office:value="0.355" calcext:value-type="float">
            <text:p>0.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66" calcext:value-type="float">
            <text:p>1.066</text:p>
          </table:table-cell>
          <table:table-cell table:style-name="ce8" table:formula="of:=AVERAGE([.B8:.D8])" office:value-type="float" office:value="1.05733333333333" calcext:value-type="float">
            <text:p>1.057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09:55:57.678188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26:05.241251274</meta:creation-date>
    <dc:date>2020-04-17T09:56:38.260673840</dc:date>
    <meta:editing-duration>PT1H45M24S</meta:editing-duration>
    <meta:editing-cycles>16</meta:editing-cycles>
    <meta:generator>LibreOffice/6.2.5.2$MacOSX_X86_64 LibreOffice_project/1ec314fa52f458adc18c4f025c545a4e8b22c159</meta:generator>
    <meta:document-statistic meta:table-count="2" meta:cell-count="62" meta:object-count="0"/>
  </office:meta>
</office:document-meta>
</file>